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1a27" officeooo:paragraph-rsid="00121a27"/>
    </style:style>
    <style:style style:name="P2" style:family="paragraph" style:parent-style-name="Standard">
      <style:paragraph-properties fo:text-align="center" style:justify-single-word="false"/>
      <style:text-properties officeooo:rsid="00121a27" officeooo:paragraph-rsid="00121a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MP Study Guide </text:p>
      <text:p text:style-name="P1"/>
      <text:p text:style-name="P1">Foundation of a Project</text:p>
      <text:p text:style-name="P1"/>
      <text:p text:style-name="P1"><text:tab/>Skills Learned: Project and Project Management Definitions </text:p>
      <text:p text:style-name="P1"><text:tab/><text:tab/><text:tab/> <text:s/>Project Management Skills</text:p>
      <text:p text:style-name="P1"><text:tab/><text:tab/><text:tab/> <text:s/>Organizational Structures </text:p>
      <text:p text:style-name="P1"><text:tab/><text:tab/><text:tab/> <text:s/>Project Environment</text:p>
      <text:p text:style-name="P1"><text:tab/><text:tab/><text:tab/> <text:s/>Project Life Cycles and Project Management Processes</text:p>
      <text:p text:style-name="P1"/>
      <text:p text:style-name="P1">Project Characteristics 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Jones</meta:initial-creator>
    <meta:creation-date>2015-01-19T23:07:33.952504160</meta:creation-date>
    <dc:date>2015-01-20T11:25:57.047875046</dc:date>
    <dc:creator>Aaron Jones</dc:creator>
    <meta:editing-duration>PT6M47S</meta:editing-duration>
    <meta:editing-cycles>1</meta:editing-cycles>
    <meta:document-statistic meta:table-count="0" meta:image-count="0" meta:object-count="0" meta:page-count="1" meta:paragraph-count="9" meta:word-count="30" meta:character-count="266" meta:non-whitespace-character-count="218"/>
    <meta:generator>LibreOffice/4.2.7.2$Linux_X86_64 LibreOffice_project/420m0$Build-2</meta:generator>
  </office:meta>
</office:document-meta>
</file>